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Liberation Sans', 'Deja" svg:font-family="Arial, 'Liberation Sans', 'Deja" style:font-family-generic="swiss" style:font-pitch="variable"/>
    <style:font-face style:name="Bitstream Vera Sans" svg:font-family="Bitstream Vera Sans" style:font-family-generic="swiss" style:font-pitch="variable"/>
    <style:font-face style:name="lucidatypewriter" svg:font-family="lucidatypewriter"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Liberation Sans', 'Deja"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style:font-name="Arial, 'Liberation Sans', 'Deja" fo:font-weight="bold" style:font-weight-asian="bold" style:font-weight-complex="bold" fo:font-size="14pt" style:font-size-asian="14pt" style:font-size-complex="14pt"/>
    </style:style>
    <style:style style:name="P5" style:parent-style-name="Standard" style:family="paragraph">
      <style:paragraph-properties fo:text-align="center"/>
      <style:text-properties style:font-name="Arial, 'Liberation Sans', 'Deja" fo:font-weight="bold" style:font-weight-asian="bold" style:font-weight-complex="bold" fo:font-size="14pt" style:font-size-asian="14pt" style:font-size-complex="14pt"/>
    </style:style>
    <style:style style:name="P6" style:parent-style-name="Standard" style:family="paragraph">
      <style:text-properties style:font-name="Arial, 'Liberation Sans', 'Deja"/>
    </style:style>
    <style:style style:name="T7" style:parent-style-name="DefaultParagraphFont" style:family="text">
      <style:text-properties style:font-name="Arial, 'Liberation Sans', 'Deja" fo:font-weight="bold" style:font-weight-asian="bold" style:font-weight-complex="bold"/>
    </style:style>
    <style:style style:name="P8" style:parent-style-name="Standard" style:family="paragraph">
      <style:text-properties style:font-name="Arial, 'Liberation Sans', 'Deja" fo:font-size="11pt" style:font-size-asian="11pt" style:font-size-complex="11pt"/>
    </style:style>
    <style:style style:name="P9" style:parent-style-name="Standard" style:family="paragraph">
      <style:text-properties style:font-name="Arial, 'Liberation Sans', 'Deja" fo:font-size="11pt" style:font-size-asian="11pt" style:font-size-complex="11pt"/>
    </style:style>
    <style:style style:name="P10" style:parent-style-name="Standard" style:family="paragraph">
      <style:text-properties style:font-name="Arial, 'Liberation Sans', 'Deja" fo:font-size="11pt" style:font-size-asian="11pt" style:font-size-complex="11pt"/>
    </style:style>
    <style:style style:name="P11" style:parent-style-name="Standard" style:family="paragraph">
      <style:text-properties style:font-name="Arial, 'Liberation Sans', 'Deja" fo:font-size="11pt" style:font-size-asian="11pt" style:font-size-complex="11pt"/>
    </style:style>
    <style:style style:name="P12" style:parent-style-name="Standard" style:family="paragraph">
      <style:text-properties style:font-name="Arial, 'Liberation Sans', 'Deja" fo:font-size="11pt" style:font-size-asian="11pt" style:font-size-complex="11pt"/>
    </style:style>
    <style:style style:name="P13" style:parent-style-name="Standard" style:family="paragraph">
      <style:text-properties style:font-name="Arial, 'Liberation Sans', 'Deja" fo:font-weight="bold" style:font-weight-asian="bold" style:font-weight-complex="bold" fo:font-size="11pt" style:font-size-asian="11pt" style:font-size-complex="11pt"/>
    </style:style>
    <style:style style:name="P14" style:parent-style-name="Standard" style:family="paragraph">
      <style:text-properties style:font-name="Arial, 'Liberation Sans', 'Deja" fo:font-size="11pt" style:font-size-asian="11pt" style:font-size-complex="11pt"/>
    </style:style>
    <style:style style:name="P15" style:parent-style-name="Standard" style:family="paragraph">
      <style:text-properties style:font-name="Arial, 'Liberation Sans', 'Deja" fo:font-size="11pt" style:font-size-asian="11pt" style:font-size-complex="11pt"/>
    </style:style>
    <style:style style:name="P16" style:parent-style-name="Standard" style:family="paragraph">
      <style:text-properties style:font-name="Arial, 'Liberation Sans', 'Deja" fo:font-size="11pt" style:font-size-asian="11pt" style:font-size-complex="11pt"/>
    </style:style>
    <style:style style:name="P17" style:parent-style-name="Standard" style:family="paragraph">
      <style:text-properties style:font-name="Arial, 'Liberation Sans', 'Deja" fo:font-size="11pt" style:font-size-asian="11pt" style:font-size-complex="11pt"/>
    </style:style>
    <style:style style:name="P18" style:parent-style-name="Standard" style:family="paragraph">
      <style:text-properties style:font-name="Arial, 'Liberation Sans', 'Deja" fo:font-size="11pt" style:font-size-asian="11pt" style:font-size-complex="11pt"/>
    </style:style>
    <style:style style:name="P19" style:parent-style-name="Standard" style:family="paragraph">
      <style:text-properties style:font-name="Arial, 'Liberation Sans', 'Deja" fo:font-size="11pt" style:font-size-asian="11pt" style:font-size-complex="11pt"/>
    </style:style>
    <style:style style:name="P20" style:parent-style-name="Standard" style:family="paragraph">
      <style:text-properties style:font-name="Arial, 'Liberation Sans', 'Deja" fo:font-size="11pt" style:font-size-asian="11pt" style:font-size-complex="11pt"/>
    </style:style>
    <style:style style:name="T21" style:parent-style-name="DefaultParagraphFont" style:family="text">
      <style:text-properties style:font-name="Arial, 'Liberation Sans', 'Deja" fo:font-weight="bold" style:font-weight-asian="bold" style:font-weight-complex="bold" fo:font-size="11pt" style:font-size-asian="11pt" style:font-size-complex="11pt"/>
    </style:style>
    <style:style style:name="T22" style:parent-style-name="DefaultParagraphFont" style:family="text">
      <style:text-properties style:font-name="Arial, 'Liberation Sans', 'Deja" fo:font-weight="bold" style:font-weight-asian="bold" style:font-weight-complex="bold" fo:font-size="11pt" style:font-size-asian="11pt" style:font-size-complex="11pt"/>
    </style:style>
    <style:style style:name="P23" style:parent-style-name="Standard" style:family="paragraph">
      <style:text-properties style:font-name="Arial, 'Liberation Sans', 'Deja" fo:font-size="11pt" style:font-size-asian="11pt" style:font-size-complex="11pt"/>
    </style:style>
    <style:style style:name="P24" style:parent-style-name="Standard" style:family="paragraph">
      <style:text-properties style:font-name="Arial, 'Liberation Sans', 'Deja" fo:font-size="11pt" style:font-size-asian="11pt" style:font-size-complex="11pt"/>
    </style:style>
    <style:style style:name="P25" style:parent-style-name="Standard" style:family="paragraph">
      <style:text-properties style:font-name="Arial, 'Liberation Sans', 'Deja" fo:font-size="11pt" style:font-size-asian="11pt" style:font-size-complex="11pt"/>
    </style:style>
    <style:style style:name="T26" style:parent-style-name="DefaultParagraphFont" style:family="text">
      <style:text-properties style:font-name="Arial, 'Liberation Sans', 'Deja" fo:font-weight="bold" style:font-weight-asian="bold" style:font-weight-complex="bold" fo:font-size="11pt" style:font-size-asian="11pt" style:font-size-complex="11pt"/>
    </style:style>
    <style:style style:name="P27" style:parent-style-name="Standard" style:family="paragraph">
      <style:text-properties style:font-name="Arial, 'Liberation Sans', 'Deja" fo:font-size="11pt" style:font-size-asian="11pt" style:font-size-complex="11pt"/>
    </style:style>
    <style:style style:name="P28" style:parent-style-name="Standard" style:family="paragraph">
      <style:text-properties style:font-name="Arial, 'Liberation Sans', 'Deja" fo:font-size="11pt" style:font-size-asian="11pt" style:font-size-complex="11pt"/>
    </style:style>
    <style:style style:name="P29" style:parent-style-name="Standard" style:family="paragraph">
      <style:text-properties style:font-name="Arial, 'Liberation Sans', 'Deja" fo:font-size="11pt" style:font-size-asian="11pt" style:font-size-complex="11pt"/>
    </style:style>
    <style:style style:name="P30" style:parent-style-name="Standard" style:family="paragraph">
      <style:text-properties style:font-name="Arial, 'Liberation Sans', 'Deja" fo:font-size="11pt" style:font-size-asian="11pt" style:font-size-complex="11pt"/>
    </style:style>
    <style:style style:name="P31" style:parent-style-name="Standard" style:family="paragraph">
      <style:text-properties style:font-name="Arial, 'Liberation Sans', 'Deja" fo:font-size="11pt" style:font-size-asian="11pt" style:font-size-complex="11pt"/>
    </style:style>
    <style:style style:name="P32" style:parent-style-name="Standard" style:family="paragraph">
      <style:text-properties style:font-name="Arial, 'Liberation Sans', 'Deja" fo:font-size="11pt" style:font-size-asian="11pt" style:font-size-complex="11pt"/>
    </style:style>
    <style:style style:name="T33" style:parent-style-name="DefaultParagraphFont" style:family="text">
      <style:text-properties style:font-name="Arial, 'Liberation Sans', 'Deja" fo:font-weight="bold" style:font-weight-asian="bold" style:font-weight-complex="bold" fo:font-size="11pt" style:font-size-asian="11pt" style:font-size-complex="11pt"/>
    </style:style>
    <style:style style:name="P34" style:parent-style-name="Standard" style:family="paragraph">
      <style:text-properties style:font-name="Arial, 'Liberation Sans', 'Deja" fo:font-size="11pt" style:font-size-asian="11pt" style:font-size-complex="11pt"/>
    </style:style>
    <style:style style:name="P35" style:parent-style-name="Standard" style:family="paragraph">
      <style:text-properties style:font-name="Arial, 'Liberation Sans', 'Deja" fo:font-size="11pt" style:font-size-asian="11pt" style:font-size-complex="11pt"/>
    </style:style>
    <style:style style:name="P36" style:parent-style-name="Standard" style:family="paragraph">
      <style:text-properties style:font-name="Arial, 'Liberation Sans', 'Deja" fo:font-size="11pt" style:font-size-asian="11pt" style:font-size-complex="11pt"/>
    </style:style>
    <style:style style:name="P37" style:parent-style-name="Standard" style:family="paragraph">
      <style:text-properties style:font-name="Arial, 'Liberation Sans', 'Deja" fo:font-size="11pt" style:font-size-asian="11pt" style:font-size-complex="11pt"/>
    </style:style>
    <style:style style:name="P38" style:parent-style-name="Standard" style:family="paragraph">
      <style:text-properties style:font-name="Arial, 'Liberation Sans', 'Deja" fo:font-size="11pt" style:font-size-asian="11pt" style:font-size-complex="11pt"/>
    </style:style>
    <style:style style:name="P39" style:parent-style-name="Standard" style:family="paragraph">
      <style:text-properties style:font-name="Arial, 'Liberation Sans', 'Deja" fo:font-size="11pt" style:font-size-asian="11pt" style:font-size-complex="11pt"/>
    </style:style>
    <style:style style:name="P40" style:parent-style-name="Standard" style:family="paragraph">
      <style:text-properties style:font-name="Arial, 'Liberation Sans', 'Deja" fo:font-weight="bold" style:font-weight-asian="bold" style:font-weight-complex="bold" fo:font-size="11pt" style:font-size-asian="11pt" style:font-size-complex="11pt"/>
    </style:style>
    <style:style style:name="P41" style:parent-style-name="Standard" style:family="paragraph">
      <style:text-properties style:font-name="Arial, 'Liberation Sans', 'Deja" fo:font-weight="bold" style:font-weight-asian="bold" style:font-weight-complex="bold" fo:font-size="11pt" style:font-size-asian="11pt" style:font-size-complex="11pt"/>
    </style:style>
    <style:style style:name="P42" style:parent-style-name="Standard" style:family="paragraph">
      <style:text-properties style:font-name="Arial, 'Liberation Sans', 'Deja" style:font-weight-complex="bold" fo:font-size="11pt" style:font-size-asian="11pt" style:font-size-complex="11pt"/>
    </style:style>
    <style:style style:name="P43" style:parent-style-name="Standard" style:family="paragraph">
      <style:text-properties style:font-name="Arial, 'Liberation Sans', 'Deja" style:font-weight-complex="bold" fo:font-size="11pt" style:font-size-asian="11pt" style:font-size-complex="11pt"/>
    </style:style>
    <style:style style:name="P44" style:parent-style-name="Standard" style:family="paragraph">
      <style:text-properties style:font-name="Arial, 'Liberation Sans', 'Deja" style:font-weight-complex="bold" fo:font-size="11pt" style:font-size-asian="11pt" style:font-size-complex="11pt"/>
    </style:style>
    <style:style style:name="P45" style:parent-style-name="Standard" style:family="paragraph">
      <style:text-properties style:font-name="Arial, 'Liberation Sans', 'Deja" style:font-weight-complex="bold" fo:font-size="11pt" style:font-size-asian="11pt" style:font-size-complex="11pt"/>
    </style:style>
    <style:style style:name="P46" style:parent-style-name="Standard" style:list-style-name="LFO5" style:family="paragraph">
      <style:text-properties style:font-name="Arial, 'Liberation Sans', 'Deja" style:font-weight-complex="bold" fo:font-size="11pt" style:font-size-asian="11pt" style:font-size-complex="11pt"/>
    </style:style>
    <style:style style:name="P47" style:parent-style-name="Standard" style:list-style-name="LFO5" style:family="paragraph">
      <style:text-properties style:font-name="Arial, 'Liberation Sans', 'Deja" style:font-weight-complex="bold" fo:font-size="11pt" style:font-size-asian="11pt" style:font-size-complex="11pt"/>
    </style:style>
    <style:style style:name="P48" style:parent-style-name="Standard" style:family="paragraph">
      <style:text-properties style:font-name="Arial, 'Liberation Sans', 'Deja" style:font-weight-complex="bold" fo:font-size="11pt" style:font-size-asian="11pt" style:font-size-complex="11pt"/>
    </style:style>
    <style:style style:name="P49" style:parent-style-name="Standard" style:family="paragraph">
      <style:paragraph-properties fo:margin-left="0.4923in">
        <style:tab-stops/>
      </style:paragraph-properties>
      <style:text-properties style:font-name="Arial, 'Liberation Sans', 'Deja" style:font-weight-complex="bold" fo:font-size="11pt" style:font-size-asian="11pt" style:font-size-complex="11pt"/>
    </style:style>
    <style:style style:name="P50" style:parent-style-name="Standard" style:family="paragraph">
      <style:text-properties style:font-name="Arial, 'Liberation Sans', 'Deja" style:font-weight-complex="bold" fo:font-size="11pt" style:font-size-asian="11pt" style:font-size-complex="11pt"/>
    </style:style>
    <style:style style:name="P51" style:parent-style-name="Standard" style:family="paragraph">
      <style:paragraph-properties fo:margin-left="0.4923in">
        <style:tab-stops/>
      </style:paragraph-properties>
      <style:text-properties style:font-name="Arial, 'Liberation Sans', 'Deja" style:font-weight-complex="bold" fo:font-size="11pt" style:font-size-asian="11pt" style:font-size-complex="11pt"/>
    </style:style>
    <style:style style:name="P52" style:parent-style-name="Standard" style:family="paragraph">
      <style:text-properties style:font-name="Arial, 'Liberation Sans', 'Deja" style:font-weight-complex="bold" fo:font-size="11pt" style:font-size-asian="11pt" style:font-size-complex="11pt"/>
    </style:style>
    <style:style style:name="P53" style:parent-style-name="Standard" style:family="paragraph">
      <style:text-properties style:font-name="Arial, 'Liberation Sans', 'Deja" style:font-weight-complex="bold" fo:font-size="11pt" style:font-size-asian="11pt" style:font-size-complex="11pt"/>
    </style:style>
    <style:style style:name="P54" style:parent-style-name="Standard" style:family="paragraph">
      <style:text-properties style:font-name="Arial, 'Liberation Sans', 'Deja" style:font-weight-complex="bold" fo:font-size="11pt" style:font-size-asian="11pt" style:font-size-complex="11pt"/>
    </style:style>
    <style:style style:name="P55" style:parent-style-name="Standard" style:family="paragraph">
      <style:text-properties style:font-name="Arial, 'Liberation Sans', 'Deja" style:font-weight-complex="bold" fo:font-size="11pt" style:font-size-asian="11pt" style:font-size-complex="11pt"/>
    </style:style>
    <style:style style:name="P56" style:parent-style-name="Standard" style:family="paragraph">
      <style:paragraph-properties fo:margin-left="0.4895in">
        <style:tab-stops/>
      </style:paragraph-properties>
      <style:text-properties style:font-name="Arial, 'Liberation Sans', 'Deja" style:font-weight-complex="bold" fo:font-size="11pt" style:font-size-asian="11pt" style:font-size-complex="11pt"/>
    </style:style>
    <style:style style:name="P57" style:parent-style-name="Standard" style:family="paragraph">
      <style:paragraph-properties fo:margin-left="0.4895in">
        <style:tab-stops/>
      </style:paragraph-properties>
      <style:text-properties style:font-name="Arial, 'Liberation Sans', 'Deja" style:font-weight-complex="bold" fo:font-size="11pt" style:font-size-asian="11pt" style:font-size-complex="11pt"/>
    </style:style>
    <style:style style:name="P58" style:parent-style-name="Standard" style:family="paragraph">
      <style:text-properties style:font-name="Arial, 'Liberation Sans', 'Deja" fo:font-weight="bold" style:font-weight-asian="bold" style:font-weight-complex="bold" fo:font-size="11pt" style:font-size-asian="11pt" style:font-size-complex="11pt"/>
    </style:style>
    <style:style style:name="T59" style:parent-style-name="DefaultParagraphFont" style:family="text">
      <style:text-properties style:font-name="Arial, 'Liberation Sans', 'Deja" fo:font-weight="bold" style:font-weight-asian="bold" style:font-weight-complex="bold" fo:font-size="11pt" style:font-size-asian="11pt" style:font-size-complex="11pt"/>
    </style:style>
    <style:style style:name="P60" style:parent-style-name="Standard" style:family="paragraph">
      <style:text-properties style:font-name="Arial, 'Liberation Sans', 'Deja" fo:font-size="11pt" style:font-size-asian="11pt" style:font-size-complex="11pt"/>
    </style:style>
    <style:style style:name="P61" style:parent-style-name="Standard" style:family="paragraph">
      <style:text-properties style:font-name="Arial, 'Liberation Sans', 'Deja" fo:font-size="11pt" style:font-size-asian="11pt" style:font-size-complex="11pt"/>
    </style:style>
    <style:style style:name="P62" style:parent-style-name="Standard" style:family="paragraph">
      <style:text-properties style:font-name="Arial, 'Liberation Sans', 'Deja" fo:font-size="11pt" style:font-size-asian="11pt" style:font-size-complex="11pt"/>
    </style:style>
    <style:style style:name="P63" style:parent-style-name="Standard" style:list-style-name="LFO1" style:family="paragraph">
      <style:paragraph-properties fo:break-before="page"/>
      <style:text-properties style:font-name="Arial, 'Liberation Sans', 'Deja" fo:font-weight="bold" style:font-weight-asian="bold" style:font-weight-complex="bold"/>
    </style:style>
    <style:style style:name="P64" style:parent-style-name="Standard" style:family="paragraph">
      <style:text-properties style:font-name="Arial, 'Liberation Sans', 'Deja" fo:font-size="11pt" style:font-size-asian="11pt" style:font-size-complex="11pt"/>
    </style:style>
    <style:style style:name="P65" style:parent-style-name="Standard" style:family="paragraph">
      <style:text-properties style:font-name="Arial, 'Liberation Sans', 'Deja" fo:font-weight="bold" style:font-weight-asian="bold" style:font-weight-complex="bold"/>
    </style:style>
    <style:style style:name="P66" style:parent-style-name="Standard" style:family="paragraph">
      <style:text-properties style:font-name="Arial, 'Liberation Sans', 'Deja" fo:font-weight="bold" style:font-weight-asian="bold" style:font-weight-complex="bold"/>
    </style:style>
    <style:style style:name="P67" style:parent-style-name="Standard" style:family="paragraph">
      <style:text-properties style:font-name="Arial, 'Liberation Sans', 'Deja" fo:font-size="11pt" style:font-size-asian="11pt" style:font-size-complex="11pt"/>
    </style:style>
    <style:style style:name="P68" style:parent-style-name="Standard" style:list-style-name="LFO2" style:family="paragraph">
      <style:paragraph-properties fo:margin-top="0.0784in" fo:margin-left="0.4923in">
        <style:tab-stops/>
      </style:paragraph-properties>
    </style:style>
    <style:style style:name="T69" style:parent-style-name="DefaultParagraphFont" style:family="text">
      <style:text-properties style:font-name="Arial, 'Liberation Sans', 'Deja" fo:font-size="11pt" style:font-size-asian="11pt" style:font-size-complex="11pt"/>
    </style:style>
    <style:style style:name="P70" style:parent-style-name="Standard" style:family="paragraph">
      <style:paragraph-properties fo:margin-top="0.0784in"/>
      <style:text-properties style:font-name="Arial, 'Liberation Sans', 'Deja" fo:font-size="11pt" style:font-size-asian="11pt" style:font-size-complex="11pt"/>
    </style:style>
    <style:style style:name="T71" style:parent-style-name="DefaultParagraphFont" style:family="text">
      <style:text-properties style:font-name="Arial, 'Liberation Sans', 'Deja" fo:font-size="10pt" style:font-size-asian="10pt" style:font-size-complex="10pt"/>
    </style:style>
    <style:style style:name="T72" style:parent-style-name="DefaultParagraphFont" style:family="text">
      <style:text-properties style:font-name="Arial, 'Liberation Sans', 'Deja" fo:font-size="10pt" style:font-size-asian="10pt" style:font-size-complex="10pt"/>
    </style:style>
    <style:style style:name="P73"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74"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75"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76" style:parent-style-name="Standard" style:family="paragraph">
      <style:text-properties style:font-name="Bitstream Vera Sans" fo:font-size="9pt" style:font-size-asian="9pt" style:font-size-complex="9pt"/>
    </style:style>
    <style:style style:name="P77" style:parent-style-name="Standard" style:family="paragraph">
      <style:paragraph-properties fo:text-align="center"/>
      <style:text-properties style:font-name="Arial, 'Liberation Sans', 'Deja" fo:font-size="10pt" style:font-size-asian="10pt" style:font-size-complex="10pt"/>
    </style:style>
    <style:style style:name="P78" style:parent-style-name="Standard" style:list-style-name="LFO2" style:family="paragraph">
      <style:paragraph-properties fo:margin-top="0.0784in"/>
    </style:style>
    <style:style style:name="T79" style:parent-style-name="DefaultParagraphFont" style:family="text">
      <style:text-properties style:font-name="Arial, 'Liberation Sans', 'Deja" fo:font-size="11pt" style:font-size-asian="11pt" style:font-size-complex="11pt"/>
    </style:style>
    <style:style style:name="P80" style:parent-style-name="Standard" style:family="paragraph">
      <style:text-properties style:font-name="Arial, 'Liberation Sans', 'Deja" fo:font-size="10pt" style:font-size-asian="10pt" style:font-size-complex="10pt"/>
    </style:style>
    <style:style style:name="P81"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82"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83"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style:style>
    <style:style style:name="P84" style:parent-style-name="Standard" style:family="paragraph">
      <style:text-properties style:font-name="Bitstream Vera Sans" fo:font-size="9pt" style:font-size-asian="9pt" style:font-size-complex="9pt"/>
    </style:style>
    <style:style style:name="T85" style:parent-style-name="DefaultParagraphFont" style:family="text">
      <style:text-properties style:font-name="Arial, 'Liberation Sans', 'Deja" fo:font-size="10pt" style:font-size-asian="10pt" style:font-size-complex="10pt"/>
    </style:style>
    <style:style style:name="T86" style:parent-style-name="DefaultParagraphFont" style:family="text">
      <style:text-properties style:font-name="Arial, 'Liberation Sans', 'Deja" fo:font-size="10pt" style:font-size-asian="10pt" style:font-size-complex="10pt"/>
    </style:style>
    <style:style style:name="T87" style:parent-style-name="DefaultParagraphFont" style:family="text">
      <style:text-properties style:font-name="Arial, 'Liberation Sans', 'Deja" fo:font-style="italic" style:font-style-asian="italic" style:font-style-complex="italic" fo:font-size="10pt" style:font-size-asian="10pt" style:font-size-complex="10pt"/>
    </style:style>
    <style:style style:name="T88" style:parent-style-name="DefaultParagraphFont" style:family="text">
      <style:text-properties style:font-name="Arial, 'Liberation Sans', 'Deja" fo:font-size="10pt" style:font-size-asian="10pt" style:font-size-complex="10pt"/>
    </style:style>
    <style:style style:name="P89"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90"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style:style>
    <style:style style:name="P91"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style:style>
    <style:style style:name="P92" style:parent-style-name="Standard" style:family="paragraph">
      <style:text-properties style:font-name="Bitstream Vera Sans" fo:font-size="9pt" style:font-size-asian="9pt" style:font-size-complex="9pt"/>
    </style:style>
    <style:style style:name="P93" style:parent-style-name="Standard" style:family="paragraph">
      <style:paragraph-properties fo:text-align="center"/>
    </style:style>
    <style:style style:name="P94" style:parent-style-name="Standard" style:family="paragraph">
      <style:paragraph-properties fo:margin-top="0.0784in"/>
    </style:style>
    <style:style style:name="T95" style:parent-style-name="DefaultParagraphFont" style:family="text">
      <style:text-properties style:font-name="Arial, 'Liberation Sans', 'Deja" fo:font-size="10pt" style:font-size-asian="10pt" style:font-size-complex="10pt"/>
    </style:style>
    <style:style style:name="T96" style:parent-style-name="DefaultParagraphFont" style:family="text">
      <style:text-properties style:font-name="Arial, 'Liberation Sans', 'Deja" fo:font-size="10pt" style:font-size-asian="10pt" style:font-size-complex="10pt"/>
    </style:style>
    <style:style style:name="T97" style:parent-style-name="DefaultParagraphFont" style:family="text">
      <style:text-properties style:font-name="Arial, 'Liberation Sans', 'Deja" fo:font-size="10pt" style:font-size-asian="10pt" style:font-size-complex="10pt"/>
    </style:style>
    <style:style style:name="P98"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99"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style:style>
    <style:style style:name="P100"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fo:language="fr" fo:country="CA"/>
    </style:style>
    <style:style style:name="P101" style:parent-style-name="Standard" style:family="paragraph">
      <style:text-properties style:font-name="Bitstream Vera Sans" fo:font-size="9pt" style:font-size-asian="9pt" style:font-size-complex="9pt" fo:language="fr" fo:country="CA"/>
    </style:style>
    <style:style style:name="P102" style:parent-style-name="Standard" style:family="paragraph">
      <style:paragraph-properties fo:text-align="center" fo:margin-top="0.0784in"/>
      <style:text-properties style:font-name="Arial, 'Liberation Sans', 'Deja" fo:font-weight="bold" style:font-weight-asian="bold" style:font-weight-complex="bold" fo:font-size="11pt" style:font-size-asian="11pt" style:font-size-complex="11pt" fo:language="fr" fo:country="CA"/>
    </style:style>
    <style:style style:name="P103" style:parent-style-name="Standard" style:family="paragraph">
      <style:text-properties style:font-name="Arial, 'Liberation Sans', 'Deja" fo:font-weight="bold" style:font-weight-asian="bold" style:font-weight-complex="bold" fo:font-size="11pt" style:font-size-asian="11pt" style:font-size-complex="11pt" fo:language="fr" fo:country="CA"/>
    </style:style>
    <style:style style:name="P104" style:parent-style-name="Standard" style:family="paragraph">
      <style:paragraph-properties fo:text-align="center"/>
      <style:text-properties style:font-name="Arial, 'Liberation Sans', 'Deja" fo:font-size="10pt" style:font-size-asian="10pt" style:font-size-complex="10pt"/>
    </style:style>
    <style:style style:name="P105" style:parent-style-name="Standard" style:family="paragraph">
      <style:paragraph-properties fo:text-align="center"/>
      <style:text-properties style:font-name="Arial, 'Liberation Sans', 'Deja" fo:font-size="10pt" style:font-size-asian="10pt" style:font-size-complex="10pt"/>
    </style:style>
    <style:style style:name="P106" style:parent-style-name="Standard" style:family="paragraph">
      <style:text-properties style:font-name="Arial, 'Liberation Sans', 'Deja" fo:font-size="10pt" style:font-size-asian="10pt" style:font-size-complex="10pt"/>
    </style:style>
    <style:style style:name="T107" style:parent-style-name="DefaultParagraphFont" style:family="text">
      <style:text-properties style:font-name="Arial, 'Liberation Sans', 'Deja" fo:font-size="10pt" style:font-size-asian="10pt" style:font-size-complex="10pt"/>
    </style:style>
    <style:style style:name="T108" style:parent-style-name="DefaultParagraphFont" style:family="text">
      <style:text-properties style:font-name="Arial, 'Liberation Sans', 'Deja" fo:font-size="10pt" style:font-size-asian="10pt" style:font-size-complex="10pt"/>
    </style:style>
    <style:style style:name="P109"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110"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style:style>
    <style:style style:name="P111"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fo:language="fr" fo:country="CA"/>
    </style:style>
    <style:style style:name="P112" style:parent-style-name="Standard" style:family="paragraph">
      <style:text-properties style:font-name="Bitstream Vera Sans" fo:font-size="9pt" style:font-size-asian="9pt" style:font-size-complex="9pt" fo:language="fr" fo:country="CA"/>
    </style:style>
    <style:style style:name="P113" style:parent-style-name="Standard" style:family="paragraph">
      <style:paragraph-properties fo:margin-top="0.0784in"/>
      <style:text-properties style:font-name="Arial, 'Liberation Sans', 'Deja" fo:font-weight="bold" style:font-weight-asian="bold" style:font-weight-complex="bold" fo:font-size="11pt" style:font-size-asian="11pt" style:font-size-complex="11pt" fo:language="fr" fo:country="CA"/>
    </style:style>
    <style:style style:name="P114" style:parent-style-name="Standard" style:family="paragraph">
      <style:paragraph-properties fo:text-align="center" fo:margin-top="0.0784in"/>
      <style:text-properties style:font-name="Arial, 'Liberation Sans', 'Deja" fo:font-size="10pt" style:font-size-asian="10pt" style:font-size-complex="10pt"/>
    </style:style>
    <style:style style:name="P115" style:parent-style-name="Standard" style:family="paragraph">
      <style:text-properties style:font-name="Arial, 'Liberation Sans', 'Deja" fo:font-size="10pt" style:font-size-asian="10pt" style:font-size-complex="10pt"/>
    </style:style>
    <style:style style:name="T116" style:parent-style-name="DefaultParagraphFont" style:family="text">
      <style:text-properties style:font-name="Arial, 'Liberation Sans', 'Deja" fo:font-size="10pt" style:font-size-asian="10pt" style:font-size-complex="10pt"/>
    </style:style>
    <style:style style:name="T117" style:parent-style-name="DefaultParagraphFont" style:family="text">
      <style:text-properties style:font-name="Arial, 'Liberation Sans', 'Deja" fo:font-size="10pt" style:font-size-asian="10pt" style:font-size-complex="10pt"/>
    </style:style>
    <style:style style:name="P118"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119"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fo:language="fr" fo:country="CA"/>
    </style:style>
    <style:style style:name="P120" style:parent-style-name="Standard" style:family="paragraph">
      <style:text-properties style:font-name="Bitstream Vera Sans" fo:font-size="9pt" style:font-size-asian="9pt" style:font-size-complex="9pt" fo:language="fr" fo:country="CA"/>
    </style:style>
    <style:style style:name="P121" style:parent-style-name="Standard" style:family="paragraph">
      <style:paragraph-properties fo:margin-top="0.0784in"/>
      <style:text-properties style:font-name="Arial, 'Liberation Sans', 'Deja" fo:font-weight="bold" style:font-weight-asian="bold" style:font-weight-complex="bold" fo:font-size="11pt" style:font-size-asian="11pt" style:font-size-complex="11pt" fo:language="fr" fo:country="CA"/>
    </style:style>
    <style:style style:name="P122" style:parent-style-name="Standard" style:family="paragraph">
      <style:paragraph-properties fo:text-align="center" fo:margin-top="0.0784in"/>
      <style:text-properties style:font-name="Arial, 'Liberation Sans', 'Deja" fo:font-size="10pt" style:font-size-asian="10pt" style:font-size-complex="10pt"/>
    </style:style>
    <style:style style:name="P123" style:parent-style-name="Standard" style:family="paragraph">
      <style:text-properties style:font-name="Arial, 'Liberation Sans', 'Deja" fo:font-size="11pt" style:font-size-asian="11pt" style:font-size-complex="11pt"/>
    </style:style>
    <style:style style:name="T124" style:parent-style-name="DefaultParagraphFont" style:family="text">
      <style:text-properties style:font-name="Arial, 'Liberation Sans', 'Deja" fo:font-size="10pt" style:font-size-asian="10pt" style:font-size-complex="10pt"/>
    </style:style>
    <style:style style:name="T125" style:parent-style-name="DefaultParagraphFont" style:family="text">
      <style:text-properties style:font-name="Arial, 'Liberation Sans', 'Deja" fo:font-size="10pt" style:font-size-asian="10pt" style:font-size-complex="10pt"/>
    </style:style>
    <style:style style:name="P126"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127"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style:style>
    <style:style style:name="P128"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style:style>
    <style:style style:name="P129" style:parent-style-name="Standard" style:family="paragraph">
      <style:text-properties style:font-name="Arial, 'Liberation Sans', 'Deja" fo:font-size="11pt" style:font-size-asian="11pt" style:font-size-complex="11pt"/>
    </style:style>
    <style:style style:name="P130" style:parent-style-name="Standard" style:family="paragraph">
      <style:text-properties style:font-name="Arial, 'Liberation Sans', 'Deja" fo:font-size="11pt" style:font-size-asian="11pt" style:font-size-complex="11pt"/>
    </style:style>
    <style:style style:name="P131" style:parent-style-name="Standard" style:family="paragraph">
      <style:paragraph-properties fo:text-align="center" fo:margin-top="0.0784in"/>
      <style:text-properties style:font-name="Arial, 'Liberation Sans', 'Deja" fo:font-size="11pt" style:font-size-asian="11pt" style:font-size-complex="11pt"/>
    </style:style>
    <style:style style:name="P132" style:parent-style-name="Standard" style:family="paragraph">
      <style:paragraph-properties fo:text-align="center" fo:margin-top="0.0784in"/>
    </style:style>
    <style:style style:name="T133" style:parent-style-name="DefaultParagraphFont" style:family="text">
      <style:text-properties style:font-name="Arial, 'Liberation Sans', 'Deja" fo:font-size="10pt" style:font-size-asian="10pt" style:font-size-complex="10pt"/>
    </style:style>
    <style:style style:name="T134" style:parent-style-name="DefaultParagraphFont" style:family="text">
      <style:text-properties style:font-name="Arial, 'Liberation Sans', 'Deja" fo:font-size="10pt" style:font-size-asian="10pt" style:font-size-complex="10pt"/>
    </style:style>
    <style:style style:name="P135" style:parent-style-name="Standard" style:family="paragraph">
      <style:paragraph-properties fo:text-align="center" fo:margin-top="0.0784in"/>
      <style:text-properties style:font-name="Arial, 'Liberation Sans', 'Deja" fo:font-size="11pt" style:font-size-asian="11pt" style:font-size-complex="11pt"/>
    </style:style>
    <style:style style:name="P136" style:parent-style-name="Standard" style:family="paragraph">
      <style:paragraph-properties fo:margin-top="0.0784in"/>
      <style:text-properties style:font-name="Arial, 'Liberation Sans', 'Deja" fo:font-size="11pt" style:font-size-asian="11pt" style:font-size-complex="11pt"/>
    </style:style>
    <style:style style:name="P137" style:parent-style-name="Standard" style:list-style-name="LFO3" style:family="paragraph"/>
    <style:style style:name="T138" style:parent-style-name="DefaultParagraphFont" style:family="text">
      <style:text-properties style:font-name="Arial, 'Liberation Sans', 'Deja" fo:font-size="11pt" style:font-size-asian="11pt" style:font-size-complex="11pt"/>
    </style:style>
    <style:style style:name="T139" style:parent-style-name="DefaultParagraphFont" style:family="text">
      <style:text-properties style:font-name="DejaVu Sans" fo:font-size="11pt" style:font-size-asian="11pt" style:font-size-complex="11pt"/>
    </style:style>
    <style:style style:name="T140" style:parent-style-name="DefaultParagraphFont" style:family="text">
      <style:text-properties style:font-name="Arial, 'Liberation Sans', 'Deja" fo:font-size="11pt" style:font-size-asian="11pt" style:font-size-complex="11pt"/>
    </style:style>
    <style:style style:name="T141" style:parent-style-name="DefaultParagraphFont" style:family="text">
      <style:text-properties style:font-name="DejaVu Sans" fo:font-size="11pt" style:font-size-asian="11pt" style:font-size-complex="11pt"/>
    </style:style>
    <style:style style:name="T142" style:parent-style-name="DefaultParagraphFont" style:family="text">
      <style:text-properties style:font-name="Arial, 'Liberation Sans', 'Deja" fo:font-size="11pt" style:font-size-asian="11pt" style:font-size-complex="11pt"/>
    </style:style>
    <style:style style:name="T143" style:parent-style-name="DefaultParagraphFont" style:family="text">
      <style:text-properties style:font-name="Arial, 'Liberation Sans', 'Deja" fo:font-size="11pt" style:font-size-asian="11pt" style:font-size-complex="11pt"/>
    </style:style>
    <style:style style:name="P144" style:parent-style-name="Standard" style:family="paragraph">
      <style:text-properties style:font-name="Arial, 'Liberation Sans', 'Deja" fo:font-size="11pt" style:font-size-asian="11pt" style:font-size-complex="11pt"/>
    </style:style>
    <style:style style:name="P145" style:parent-style-name="Standard" style:family="paragraph">
      <style:text-properties style:font-name="Arial, 'Liberation Sans', 'Deja" fo:font-size="11pt" style:font-size-asian="11pt" style:font-size-complex="11pt"/>
    </style:style>
    <style:style style:name="T146" style:parent-style-name="DefaultParagraphFont" style:family="text">
      <style:text-properties style:font-name="Arial, 'Liberation Sans', 'Deja" fo:font-size="10pt" style:font-size-asian="10pt" style:font-size-complex="10pt"/>
    </style:style>
    <style:style style:name="T147" style:parent-style-name="DefaultParagraphFont" style:family="text">
      <style:text-properties style:font-name="Arial, 'Liberation Sans', 'Deja" fo:font-size="10pt" style:font-size-asian="10pt" style:font-size-complex="10pt"/>
    </style:style>
    <style:style style:name="P148"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149"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style:style>
    <style:style style:name="P150" style:parent-style-name="Standard" style:family="paragraph">
      <style:paragraph-properties fo:margin-left="0.4923in">
        <style:tab-stops/>
      </style:paragraph-properties>
      <style:text-properties style:font-name="lucidatypewriter" style:font-name-asian="lucidatypewriter" style:font-name-complex="lucidatypewriter" fo:color="#000000" fo:font-size="9pt" style:font-size-asian="9pt" style:font-size-complex="9pt"/>
    </style:style>
    <style:style style:name="P151" style:parent-style-name="Standard" style:family="paragraph">
      <style:text-properties style:font-name="Arial, 'Liberation Sans', 'Deja" fo:font-size="11pt" style:font-size-asian="11pt" style:font-size-complex="11pt"/>
    </style:style>
    <style:style style:name="P152" style:parent-style-name="Standard" style:family="paragraph">
      <style:text-properties style:font-name="Arial, 'Liberation Sans', 'Deja" fo:font-size="11pt" style:font-size-asian="11pt" style:font-size-complex="11pt"/>
    </style:style>
    <style:style style:name="P153" style:parent-style-name="Standard" style:family="paragraph">
      <style:paragraph-properties fo:text-align="center"/>
      <style:text-properties style:font-name="Arial, 'Liberation Sans', 'Deja" fo:font-size="10pt" style:font-size-asian="10pt" style:font-size-complex="10pt"/>
    </style:style>
    <style:style style:name="P154" style:parent-style-name="Standard" style:family="paragraph">
      <style:paragraph-properties fo:text-align="center" fo:margin-top="0.0784in"/>
      <style:text-properties style:font-name="Arial, 'Liberation Sans', 'Deja" fo:font-size="11pt" style:font-size-asian="11pt" style:font-size-complex="11pt"/>
    </style:style>
    <style:style style:name="P155" style:parent-style-name="Standard" style:family="paragraph">
      <style:text-properties style:font-name="Arial, 'Liberation Sans', 'Deja" fo:font-size="10pt" style:font-size-asian="10pt" style:font-size-complex="10pt"/>
    </style:style>
    <style:style style:name="P156"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157"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158" style:parent-style-name="Standard" style:family="paragraph">
      <style:paragraph-properties fo:margin-left="0.4923in">
        <style:tab-stops/>
      </style:paragraph-properties>
      <style:text-properties style:font-name="Bitstream Vera Sans" fo:font-size="9pt" style:font-size-asian="9pt" style:font-size-complex="9pt"/>
    </style:style>
    <style:style style:name="P159" style:parent-style-name="Standard" style:family="paragraph">
      <style:text-properties style:font-name="Bitstream Vera Sans" fo:font-size="9pt" style:font-size-asian="9pt" style:font-size-complex="9pt"/>
    </style:style>
    <style:style style:name="P160" style:parent-style-name="Standard" style:family="paragraph">
      <style:text-properties style:font-name="Arial, 'Liberation Sans', 'Deja" fo:font-size="11pt" style:font-size-asian="11pt" style:font-size-complex="11pt"/>
    </style:style>
    <style:style style:name="P161" style:parent-style-name="Standard" style:family="paragraph">
      <style:paragraph-properties fo:text-align="center"/>
    </style:style>
    <style:style style:name="T162" style:parent-style-name="DefaultParagraphFont" style:family="text">
      <style:text-properties style:font-name="Arial, 'Liberation Sans', 'Deja" fo:font-size="10pt" style:font-size-asian="10pt" style:font-size-complex="10pt"/>
    </style:style>
    <style:style style:name="T163" style:parent-style-name="DefaultParagraphFont" style:family="text">
      <style:text-properties style:font-name="Arial, 'Liberation Sans', 'Deja" fo:font-size="10pt" style:font-size-asian="10pt" style:font-size-complex="10pt"/>
    </style:style>
    <style:style style:name="T164" style:parent-style-name="DefaultParagraphFont" style:family="text">
      <style:text-properties style:font-name="Arial, 'Liberation Sans', 'Deja" fo:font-size="10pt" style:font-size-asian="10pt" style:font-size-complex="10pt"/>
    </style:style>
    <style:style style:name="T165" style:parent-style-name="DefaultParagraphFont" style:family="text">
      <style:text-properties style:font-name="Arial, 'Liberation Sans', 'Deja" style:text-position="sub 65%" fo:font-size="10pt" style:font-size-asian="10pt" style:font-size-complex="10pt"/>
    </style:style>
    <style:style style:name="T166" style:parent-style-name="DefaultParagraphFont" style:family="text">
      <style:text-properties style:font-name="Arial, 'Liberation Sans', 'Deja" fo:font-size="10pt" style:font-size-asian="10pt" style:font-size-complex="10pt"/>
    </style:style>
    <style:style style:name="T167" style:parent-style-name="DefaultParagraphFont" style:family="text">
      <style:text-properties style:font-name="Arial, 'Liberation Sans', 'Deja" style:text-position="sub 65%" fo:font-size="10pt" style:font-size-asian="10pt" style:font-size-complex="10pt"/>
    </style:style>
    <style:style style:name="P168" style:parent-style-name="Standard" style:family="paragraph">
      <style:paragraph-properties fo:text-align="center"/>
      <style:text-properties style:font-name="Arial, 'Liberation Sans', 'Deja" fo:font-size="10pt" style:font-size-asian="10pt" style:font-size-complex="10pt"/>
    </style:style>
    <style:style style:name="P169" style:parent-style-name="Standard" style:family="paragraph">
      <style:text-properties style:font-name="Arial, 'Liberation Sans', 'Deja"/>
    </style:style>
    <style:style style:name="T170" style:parent-style-name="DefaultParagraphFont" style:family="text">
      <style:text-properties style:font-name="Arial, 'Liberation Sans', 'Deja" fo:font-weight="bold" style:font-weight-asian="bold" style:font-weight-complex="bold"/>
    </style:style>
    <style:style style:name="P171" style:parent-style-name="Standard" style:family="paragraph">
      <style:text-properties style:font-name="Arial, 'Liberation Sans', 'Deja" fo:font-size="11pt" style:font-size-asian="11pt" style:font-size-complex="11pt"/>
    </style:style>
    <style:style style:name="P172" style:parent-style-name="Standard" style:family="paragraph">
      <style:text-properties style:font-name="Arial, 'Liberation Sans', 'Deja" fo:font-size="11pt" style:font-size-asian="11pt" style:font-size-complex="11pt"/>
    </style:style>
    <style:style style:name="T173" style:parent-style-name="DefaultParagraphFont" style:family="text">
      <style:text-properties style:font-name="Arial, 'Liberation Sans', 'Deja" fo:font-size="11pt" style:font-size-asian="11pt" style:font-size-complex="11pt"/>
    </style:style>
    <style:style style:name="T174" style:parent-style-name="DefaultParagraphFont" style:family="text">
      <style:text-properties style:font-name="Arial, 'Liberation Sans', 'Deja" fo:font-size="11pt" style:font-size-asian="11pt" style:font-size-complex="11pt"/>
    </style:style>
  </office:automatic-styles>
  <office:body>
    <office:text text:use-soft-page-breaks="true">
      <text:p text:style-name="P1">Programming Assignment 2</text:p>
      <text:p text:style-name="P4"/>
      <text:p text:style-name="P5">Inversion of Control</text:p>
      <text:p text:style-name="Standard"/>
      <text:p text:style-name="P6"/>
      <text:p text:style-name="Standard"><text:span text:style-name="T7">Overview</text:span></text:p>
      <text:p text:style-name="P8"/>
      <text:p text:style-name="P9">The objective of the assignment is to emulate priority inversion and deadlock scenarios using given implementations (very<text:s/>basic and incomplete) of task scheduler and manager for each scenario. Task scheduler and manager are implemented as a part of a main C++ function and are designed to simulate a single CPU embedded system. This is achieved by locking and unlocking a global<text:s/>“CPU mutex”. The scheduler is responsible for “releasing” tasks in the form of independent threads at the specified times. The priority inversion and deadlock scenarios imply the presence of three and two threads respectively. Each thread is blocked by the global CPU mutex and conditional variable until scheduler and manager decide which one should run at a given time based on the thread's priority. The scheduler is driven by the Pulse Timer class designed and implemented in the Programming Assignment 1. The timer triggers the scheduler every second during the 30-seconds interval.</text:p>
      <text:p text:style-name="P10"/>
      <text:p text:style-name="P11">Scenarios mentioned above are simulated by the sequence of actions performed by each thread while competing for the critical sections. Access to critical sections in each scenario are controlled by custom mutexes: PiMutex and PcMutex. The mutexes were designed and implemented based on priority inheritance and priority ceiling protocols respectively, and embed the logic responsible for taking lock/unlock decisions based on critical<text:s/>section and/or thread priorities.</text:p>
      <text:p text:style-name="P12"/>
      <text:p text:style-name="P13">Priority Inversion and deadlock problems</text:p>
      <text:p text:style-name="P14"/>
      <text:p text:style-name="P15">Priority inversion effect occurs when a high-priority task is waiting for an unacceptably long period of time in order to gain access of a resource (critical section) and is blocked by a low-priority task.</text:p>
      <text:p text:style-name="P16"/>
      <text:p text:style-name="P17">Deadlock can be thought of as a special case of nested resource locks, when two or more critical sections are cross-locked by different threads. As opposed to priority inversion scenarios, deadlocks have potentially fatal consequences for the application.</text:p>
      <text:p text:style-name="P18"/>
      <text:p text:style-name="P19">Two most efficient solutions for priority inversion and deadlock scenarios, among others, are priority inheritance and priority ceiling protocols/algorithms which is explained in the following paragraphs.</text:p>
      <text:p text:style-name="P20"/>
      <text:p text:style-name="Standard"><text:span text:style-name="T21">Priority inheritance</text:span><text:span text:style-name="T22"><text:s/>– algorithm overview</text:span></text:p>
      <text:p text:style-name="P23"/>
      <text:p text:style-name="P24">The algorithm uses dynamic priority adjustment approach to solve the priority inversion problem. When a low-priority task acquires a shared resource, it continues to execute in the critical section at its original priority. However,<text:s/>when a high-priority task attempts to access the same resource, the algorithm rises the priority of the current locking task to that of the high priority. Once the resource is released, the task drops back to its original priority level, letting high-priority task to get control over the resource.</text:p>
      <text:p text:style-name="P25"/>
      <text:p text:style-name="Standard"><text:span text:style-name="T26">Priority inheritance – implementation</text:span></text:p>
      <text:p text:style-name="P27"/>
      <text:p text:style-name="P28">The algorithm was implemented with PiMutex class. “lock” public function that is responsible for “soft-locking” of the critical section. It is based on the “pthread_mutex_trylock” that attempts to acquire the ownership of the mutex without blocking the calling thread. This was done deliberately because the scheduler offered no support for thread statuses like; blocked, suspended, pending and etc ...The PiMutex object owns a priority holder variable (csPriority) to keep track of the current critical section<text:s/><text:soft-page-break/>priority. Its value is updated if it is less than the priority of the task attempting to lock the resource. “Donor's” priority is then set to zero to simulate the suspended<text:s/>task without interrupting program execution. Priority of the CS blocking thread is also updated (inherited) to that of higher-priority task. Nevertheless, the class keeps history of new and original priority values, as well as the references to associated<text:s/>priority owners to be able to recover the priorities upon resource release. “Suspended” tasks are also “resumed” during the recovery process by resetting their priorities to their original values. The recovery logic is implemented with the “unlock” function.</text:p>
      <text:p text:style-name="P29"/>
      <text:p text:style-name="P30">The class also offers a deadlock-sensing logic that returns an error code used to report a deadlock scenario and stop program execution.</text:p>
      <text:p text:style-name="P31"/>
      <text:p text:style-name="P32"/>
      <text:p text:style-name="Standard"><text:span text:style-name="T33">Priority ceiling - algorithm overview</text:span></text:p>
      <text:p text:style-name="P34"/>
      <text:p text:style-name="P35">The principle of ceiling priority is to have 1 task at a given time gain access to a semaphore mutex<text:s/>that are within group<text:s/>thus removing the possibility of a deadlock in the case of dinning philosophers.<text:s/><text:s/>There might exist different semaphores within the program that are independent to another group of a higher priority of semaphores and can execute as long as there is no other request of that groups semaphore.</text:p>
      <text:p text:style-name="P36"/>
      <text:p text:style-name="P37">Priority ceiling algorithm requires each shared resource be assigned a predefined priority ceiling, which can be determined by static analysis. The ceiling priority must be higher than the highest priority of all the tasks trying to gain access of the resource. When a task acquires the resource its priority is temporarily raised<text:s/>to resource priority ceiling, preventing locks from being contended. This approach also prevents any possible deadlock scenarios.</text:p>
      <text:p text:style-name="P38"/>
      <text:p text:style-name="P39"/>
      <text:p text:style-name="P40">Priority ceiling – implementation<text:s/></text:p>
      <text:p text:style-name="P41"/>
      <text:p text:style-name="P42">Similar to the Priority inheritance Mutex class, the lock function is responsible for the access of the critical section. During its lock function call, it attempts to lock the OC semaphore and if successful it inherits the priority of the critical section. During this time or when a where a thread is holding the critical section lock, a failed attempt will outcome and the state of the thread will be backup so it can be used during its next scheduling. The unclock function, resumes the thread access attempt to gain into the critictical section while recovering its priorities.</text:p>
      <text:p text:style-name="P43"/>
      <text:p text:style-name="P44">Each task and each semaphore contain a priority and the tasks priorities cannot exceed the lower priority of a semaphore.</text:p>
      <text:p text:style-name="P45">When a task requests a semaphore it performs<text:s/>the following:</text:p>
      <text:list text:style-name="LFO5" text:continue-numbering="true">
        <text:list-item>
          <text:p text:style-name="P46">Verifies if the lock accessible.</text:p>
        </text:list-item>
        <text:list-item>
          <text:p text:style-name="P47">Verifies that that it has the highest priority of execution.</text:p>
        </text:list-item>
      </text:list>
      <text:p text:style-name="P48">Case 1: When there are no other tasks using the locks and its priority of execution is the highest or the only task executing.</text:p>
      <text:p text:style-name="P49">Then the requested task gains access to the semaphore and changes its priority to the semaphore one.</text:p>
      <text:p text:style-name="P50">Case 2: When a task tries to gain a lock and there is another task using a lower lock.</text:p>
      <text:p text:style-name="P51">The requesting task gains the lock of the semaphore and changes its priority to the semaphore priority. It runs a scan on all the locks ceiling priority and validates that it has the highest among all working tasks. The lower priority ceiling semaphore tasks is pre-empted by the higher priority ceiling task and is put into a linked list data structure based on its priority level. Then, the requested task is given cpu and executes its routine.</text:p>
      <text:p text:style-name="P52">Case3: When a task tries to gain a lock and there is another task using that lock.</text:p>
      <text:p text:style-name="P53"><text:tab/>The task verifies that its semaphore is not locked and gets rejected on locking<text:s/>attempt.<text:s/>It is<text:s/><text:soft-page-break/>then put to the waiting linked list and in the location of the mesh based on its priority.</text:p>
      <text:p text:style-name="P54"/>
      <text:p text:style-name="P55">Case4: When a task tries to gain a lock and there is another task of higher priority having a lock.</text:p>
      <text:p text:style-name="P56">Similar to case 3, the task gains the lock but is rejected on the priority ceiling level. The task releases the semaphore and is put into the waiting linked list based on its priority that it acquired from the semaphore and not its local one.</text:p>
      <text:p text:style-name="P57">Since each semaphore has a higher priority than the base one of the task, when the scheduler passed to give the CPU to another task, all it does is pop the top item which goes through the routine and acquires the semaphore lock and executes its routine until another higher priority task takes over the CPU.</text:p>
      <text:p text:style-name="P58"/>
      <text:p text:style-name="Standard"><text:span text:style-name="T59">Scheduler</text:span></text:p>
      <text:p text:style-name="P60"/>
      <text:p text:style-name="P61">The main program creates a timer that is instantiated for pulses every 1 second. Every task is given at run-time their execution start time that is used at real time to lunch them. If there exist more than one “process” active, the thread manager pulls the<text:s/>highest priority and handles the CPU to that “process”. Scheduler takes over the CPU and puts the “process back inside the queue<text:s/>(or linked list in our case) based on its priority.<text:s/>The further away from index zero the lower the priority.<text:s/>Scheduler executes its routine until time laps reaches 30 seconds which then terminates the program.<text:s/></text:p>
      <text:p text:style-name="P62"/>
      <text:soft-page-break/>
      <text:list text:style-name="LFO1" text:continue-numbering="true">
        <text:list-item>
          <text:p text:style-name="P63">Experimental results</text:p>
        </text:list-item>
      </text:list>
      <text:p text:style-name="P64"/>
      <text:p text:style-name="P65"/>
      <text:p text:style-name="P66">Problem 1</text:p>
      <text:p text:style-name="P67"/>
      <text:list text:style-name="LFO2" text:continue-numbering="true">
        <text:list-item>
          <text:p text:style-name="P68"><text:span text:style-name="T69">The Matlab script snippet 1 below generates 3 signals using the coefficients obtained from the sample plot. The DFT of each signal is then found and plotted in the Fig.1.</text:span></text:p>
        </text:list-item>
      </text:list>
      <text:p text:style-name="P70"/>
      <text:p text:style-name="Standard"><text:span text:style-name="T71">Script snippet 1:</text:span><text:span text:style-name="T72"><text:tab/>Magnitude of DFT for x1, x2 and x3</text:span></text:p>
      <text:p text:style-name="P73"/>
      <text:p text:style-name="P74">% <text:s/>Filename: <text:s/>lab4_problem1_part_a_sinc.m</text:p>
      <text:p text:style-name="P75"/>
      <text:p text:style-name="P76"/>
      <text:p text:style-name="Standard"/>
      <text:p text:style-name="P77"/>
      <text:list text:style-name="LFO2" text:continue-numbering="true">
        <text:list-item>
          <text:p text:style-name="P78"><text:span text:style-name="T79">The</text:span></text:p>
        </text:list-item>
      </text:list>
      <text:p text:style-name="Standard"/>
      <text:p text:style-name="P80">Script snippet 2:<text:tab/>myfunct implementation</text:p>
      <text:p text:style-name="P81"/>
      <text:p text:style-name="P82">% <text:s/>Filename: <text:s/>myfunct.m</text:p>
      <text:p text:style-name="P83"/>
      <text:p text:style-name="P84"/>
      <text:p text:style-name="Standard"/>
      <text:p text:style-name="Standard"><text:span text:style-name="T85">Script snippet 3:</text:span><text:span text:style-name="T86"><text:tab/>FIR filter design and implementation based on predefined<text:s/></text:span><text:span text:style-name="T87">myfunct</text:span><text:span text:style-name="T88"><text:s/>inputs</text:span></text:p>
      <text:p text:style-name="P89"/>
      <text:p text:style-name="P90">s(4) = subplot(4,1,4);</text:p>
      <text:p text:style-name="P91"/>
      <text:p text:style-name="P92"/>
      <text:p text:style-name="P93"/>
      <text:p text:style-name="P94"/>
      <text:p text:style-name="Standard"><text:span text:style-name="T95">Script snippet 4:</text:span><text:span text:style-name="T96"><text:tab/>x1[n] sampling</text:span><text:span text:style-name="T97"><text:s/>rate conversion</text:span></text:p>
      <text:p text:style-name="P98"/>
      <text:p text:style-name="P99"/>
      <text:p text:style-name="P100">xlabel('-2 \leq 4\pi/\omega \leq 2');</text:p>
      <text:p text:style-name="P101"/>
      <text:p text:style-name="P102"/>
      <text:p text:style-name="P103"/>
      <text:p text:style-name="P104">Fig.3<text:tab/><text:s/>Plots of plots magnitudes of resampled X1 signal for each system</text:p>
      <text:p text:style-name="P105"/>
      <text:p text:style-name="P106"/>
      <text:p text:style-name="Standard"><text:span text:style-name="T107">Script snippet 5:</text:span><text:span text:style-name="T108"><text:tab/>x2[n] sampling rate conversion</text:span></text:p>
      <text:p text:style-name="P109"/>
      <text:p text:style-name="P110"/>
      <text:p text:style-name="P111">xlabel('-2 \leq 4\pi/\omega \leq 2');</text:p>
      <text:p text:style-name="P112"/>
      <text:p text:style-name="P113"/>
      <text:p text:style-name="P114">Fig.4<text:tab/>Plots of plots magnitudes<text:s/>of resampled X2 signal for each system</text:p>
      <text:p text:style-name="P115"/>
      <text:p text:style-name="Standard"><text:span text:style-name="T116">Script snippet 6:</text:span><text:span text:style-name="T117"><text:tab/>x3[n] sampling rate conversion</text:span></text:p>
      <text:p text:style-name="P118"/>
      <text:p text:style-name="P119">xlabel('-2 \leq 4\pi/\omega \leq 2');</text:p>
      <text:p text:style-name="P120"/>
      <text:p text:style-name="P121"/>
      <text:soft-page-break/>
      <text:p text:style-name="P122">Fig.5<text:tab/>Plots of plots magnitudes of resampled X3 signal for each system</text:p>
      <text:p text:style-name="Standard"/>
      <text:p text:style-name="P123"/>
      <text:p text:style-name="Standard"><text:span text:style-name="T124">Script snippet 6:</text:span><text:span text:style-name="T125"><text:tab/>x3[n] sampling rate conversion</text:span></text:p>
      <text:p text:style-name="P126"/>
      <text:p text:style-name="P127"/>
      <text:p text:style-name="P128">ylabel('|X(e^{ j\omega} )|'); xlabel('-1 \leq 2\pi/\omega \leq 1');</text:p>
      <text:p text:style-name="P129"/>
      <text:p text:style-name="P130"/>
      <text:p text:style-name="P131"/>
      <text:p text:style-name="P132"><text:span text:style-name="T133">Fig.5</text:span><text:span text:style-name="T134"><text:tab/>Spectrum (FT) of the calculated signal</text:span></text:p>
      <text:p text:style-name="P135"/>
      <text:p text:style-name="P136"/>
      <text:list text:style-name="LFO3" text:continue-numbering="true">
        <text:list-item>
          <text:p text:style-name="P137"><text:span text:style-name="T138">Implementation of the LP and HP filters with 129 coefficients, gain = 1 and cut-off frequency<text:s/></text:span><text:span text:style-name="T139">ωc</text:span><text:span text:style-name="T140"><text:s/>=<text:s/></text:span><text:span text:style-name="T141">π</text:span><text:span text:style-name="T142">/2 is accomplished by the script shown</text:span><text:span text:style-name="T143"><text:s/>in snippet 7. The plot of both filters are shown in Fig.6.</text:span></text:p>
        </text:list-item>
      </text:list>
      <text:p text:style-name="P144"/>
      <text:p text:style-name="P145"/>
      <text:p text:style-name="Standard"><text:span text:style-name="T146">Script snippet 7:</text:span><text:span text:style-name="T147"><text:tab/>x3[n] sampling rate conversion</text:span></text:p>
      <text:p text:style-name="P148"/>
      <text:p text:style-name="P149">% <text:s/>Filename: <text:s/>lab4_problem2_part_a.matlab</text:p>
      <text:p text:style-name="P150"/>
      <text:p text:style-name="P151"/>
      <text:p text:style-name="P152"/>
      <text:p text:style-name="Standard"/>
      <text:p text:style-name="P153"/>
      <text:p text:style-name="P154"/>
      <text:p text:style-name="P155">Script snippet 8:<text:tab/>Signal sampling and reconstruction</text:p>
      <text:p text:style-name="P156"/>
      <text:p text:style-name="P157">% <text:s/>Filename: <text:s/>lab4_part_c_x1.m</text:p>
      <text:p text:style-name="P158"/>
      <text:p text:style-name="P159"/>
      <text:p text:style-name="P160"/>
      <text:p text:style-name="P161"><text:span text:style-name="T162">Fig.7</text:span><text:span text:style-name="T163"><text:tab/></text:span><text:span text:style-name="T164">Filtering + downsapling stage: G</text:span><text:span text:style-name="T165">L</text:span><text:span text:style-name="T166"><text:s/>vs. G</text:span><text:span text:style-name="T167">H</text:span></text:p>
      <text:p text:style-name="P168"/>
      <text:p text:style-name="P169"/>
      <text:p text:style-name="Standard"><text:span text:style-name="T170">Conclusion</text:span></text:p>
      <text:p text:style-name="P171"/>
      <text:p text:style-name="P172"/>
      <text:p text:style-name="Standard"><text:span text:style-name="T173">The experiment allowed us to learn how use Matlab to simulate a multirate system capable of converting signal sampling rate. We also learned how to design and implement filters that can applied during</text:span><text:span text:style-name="T174"><text:s/>the resampling process in order to improve system;s performance and or signal qualit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Liberation Sans', 'Deja" svg:font-family="Arial, 'Liberation Sans', 'Deja" style:font-family-generic="swiss" style:font-pitch="variable"/>
    <style:font-face style:name="Bitstream Vera Sans" svg:font-family="Bitstream Vera Sans" style:font-family-generic="swiss" style:font-pitch="variable"/>
    <style:font-face style:name="lucidatypewriter" svg:font-family="lucidatypewriter"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Linenumbering" style:display-name="Line numbering"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fo:font-weight="bold" style:font-weight-asian="bold" style:font-weight-complex="bold"/>
    </style:style>
    <style:style style:name="WW_CharLFO2LVL2" style:family="text">
      <style:text-properties fo:font-weight="bold" style:font-weight-asian="bold" style:font-weight-complex="bold"/>
    </style:style>
    <style:style style:name="WW_CharLFO2LVL3" style:family="text">
      <style:text-properties fo:font-weight="bold" style:font-weight-asian="bold" style:font-weight-complex="bold"/>
    </style:style>
    <style:style style:name="WW_CharLFO2LVL4" style:family="text">
      <style:text-properties fo:font-weight="bold" style:font-weight-asian="bold" style:font-weight-complex="bold"/>
    </style:style>
    <style:style style:name="WW_CharLFO2LVL5" style:family="text">
      <style:text-properties fo:font-weight="bold" style:font-weight-asian="bold" style:font-weight-complex="bold"/>
    </style:style>
    <style:style style:name="WW_CharLFO2LVL6" style:family="text">
      <style:text-properties fo:font-weight="bold" style:font-weight-asian="bold" style:font-weight-complex="bold"/>
    </style:style>
    <style:style style:name="WW_CharLFO2LVL7" style:family="text">
      <style:text-properties fo:font-weight="bold" style:font-weight-asian="bold" style:font-weight-complex="bold"/>
    </style:style>
    <style:style style:name="WW_CharLFO2LVL8" style:family="text">
      <style:text-properties fo:font-weight="bold" style:font-weight-asian="bold" style:font-weight-complex="bold"/>
    </style:style>
    <style:style style:name="WW_CharLFO2LVL9" style:family="text">
      <style:text-properties fo:font-weight="bold" style:font-weight-asian="bold" style:font-weight-complex="bold"/>
    </style:style>
    <style:style style:name="WW_CharLFO3LVL1" style:family="text">
      <style:text-properties fo:font-weight="bold" style:font-weight-asian="bold" style:font-weight-complex="bold"/>
    </style:style>
    <style:style style:name="WW_CharLFO3LVL2" style:family="text">
      <style:text-properties fo:font-weight="bold" style:font-weight-asian="bold" style:font-weight-complex="bold"/>
    </style:style>
    <style:style style:name="WW_CharLFO3LVL3" style:family="text">
      <style:text-properties fo:font-weight="bold" style:font-weight-asian="bold" style:font-weight-complex="bold"/>
    </style:style>
    <style:style style:name="WW_CharLFO3LVL4" style:family="text">
      <style:text-properties fo:font-weight="bold" style:font-weight-asian="bold" style:font-weight-complex="bold"/>
    </style:style>
    <style:style style:name="WW_CharLFO3LVL5" style:family="text">
      <style:text-properties fo:font-weight="bold" style:font-weight-asian="bold" style:font-weight-complex="bold"/>
    </style:style>
    <style:style style:name="WW_CharLFO3LVL6" style:family="text">
      <style:text-properties fo:font-weight="bold" style:font-weight-asian="bold" style:font-weight-complex="bold"/>
    </style:style>
    <style:style style:name="WW_CharLFO3LVL7" style:family="text">
      <style:text-properties fo:font-weight="bold" style:font-weight-asian="bold" style:font-weight-complex="bold"/>
    </style:style>
    <style:style style:name="WW_CharLFO3LVL8" style:family="text">
      <style:text-properties fo:font-weight="bold" style:font-weight-asian="bold" style:font-weight-complex="bold"/>
    </style:style>
    <style:style style:name="WW_CharLFO3LVL9" style:family="text">
      <style:text-properties fo:font-weight="bold" style:font-weight-asian="bold" style:font-weight-complex="bold"/>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2708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95in"/>
      </style:footer-style>
    </style:page-layout>
    <style:style style:name="P2" style:parent-style-name="Standard" style:family="paragraph">
      <style:paragraph-properties fo:text-align="center"/>
    </style:style>
    <style:style style:name="T3" style:parent-style-name="DefaultParagraphFont" style:family="text">
      <style:text-properties fo:font-size="10pt" style:font-size-asian="10pt" style:font-size-complex="10pt"/>
    </style:style>
  </office:automatic-styles>
  <office:master-styles>
    <style:master-page style:name="MP0" style:page-layout-name="PL0">
      <style:footer>
        <text:p text:style-name="P2"><text:span text:style-name="T3"><text:page-number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ollder </meta:initial-creator>
    <dc:creator>Oleg</dc:creator>
    <meta:creation-date>2013-10-11T18:35:00Z</meta:creation-date>
    <dc:date>2013-11-29T20:41:00Z</dc:date>
    <meta:template xlink:href="Normal" xlink:type="simple"/>
    <meta:editing-cycles>194</meta:editing-cycles>
    <meta:editing-duration>PT219840S</meta:editing-duration>
    <meta:document-statistic meta:page-count="5" meta:paragraph-count="20" meta:word-count="1517" meta:character-count="10147" meta:row-count="72" meta:non-whitespace-character-count="8650"/>
  </office:meta>
</office:document-meta>
</file>